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line-height="100%" fo:text-indent="0cm" style:auto-text-indent="false"/>
      <style:text-properties style:font-name="Verdana1" fo:font-size="16pt" officeooo:paragraph-rsid="001d7bf9"/>
    </style:style>
    <style:style style:name="P4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line-height="100%" fo:text-indent="0cm" style:auto-text-indent="false"/>
      <style:text-properties style:font-name="Verdana1" fo:font-size="32pt" fo:font-weight="bold" officeooo:paragraph-rsid="001d7bf9" style:font-size-asian="32pt" style:font-weight-asian="bold" style:font-size-complex="32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line-height="100%" fo:text-indent="0cm" style:auto-text-indent="false"/>
      <style:text-properties officeooo:paragraph-rsid="001d7bf9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/>
    </style:style>
    <style:style style:name="T15" style:family="text">
      <style:text-properties fo:language="pt" fo:country="BR" style:font-size-asian="16pt"/>
    </style:style>
    <style:style style:name="T16" style:family="text">
      <style:text-properties fo:language="pt" fo:country="BR" officeooo:rsid="001d7bf9" style:font-size-asian="16pt"/>
    </style:style>
    <style:style style:name="T17" style:family="text">
      <style:text-properties fo:language="pt" fo:country="BR" officeooo:rsid="001d7bf9"/>
    </style:style>
    <style:style style:name="T18" style:family="text">
      <style:text-properties fo:language="pt" fo:country="BR" style:text-underline-style="solid" style:text-underline-width="auto" style:text-underline-color="font-color" style:font-size-asian="16pt"/>
    </style:style>
    <style:style style:name="T19" style:family="text">
      <style:text-properties style:font-name="Verdana1" fo:font-size="16pt" fo:language="pt" fo:country="B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4">Confira os sintomas da Dengu</text:span><text:span text:style-name="T17">e</text:span></text:p>
      <text:p text:style-name="P6"><text:span text:style-name="T19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</text:span></text:p>
      <text:p text:style-name="P3"><text:span text:style-name="T15"><text:tab/>Na </text:span><text:span text:style-name="T18">dengue hemorrágica</text:span><text:span text:style-name="T15">, o quadro clínico se agrava rapidamente, apresentando sinais de insuficiência circulatória e choque, podendo levar a pessoa à morte em até 24 horas. De acordo com estatísticas do Ministério da Saúde, cerca de 5% DAS PESSOAS COM DENGUE HEMORRÁGICA MORREM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40:50.736000000</dc:date>
    <meta:editing-duration>PT9M12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3" meta:non-whitespace-character-count="475"/>
  </office:meta>
</office:document-meta>
</file>